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6edfd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2076928" text:id="ct1055531220769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94400" text:id="ct1055531220944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2094608" text:id="ct10555312209460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2076928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2094400"/><text:change-start text:change-id="ct105553122094608"/>Version History<text:change-end text:change-id="ct10555312209460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7:52.545420122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3S</meta:editing-duration>
    <meta:generator>LibreOffice/4.4.0.3$MacOSX_X86_64 LibreOffice_project/de093506bcdc5fafd9023ee680b8c60e3e0645d7</meta:generator>
    <dc:date>2015-02-18T19:27:52.45388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5" meta:non-whitespace-character-count="395"/>
  </office:meta>
</office:document-meta>
</file>